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2.163cm" fo:min-width="12.427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1.786cm"/>
    </style:style>
    <style:style style:name="gr3" style:family="graphic" style:parent-style-name="standard">
      <style:graphic-properties draw:stroke="dash" draw:stroke-dash="Fine_20_Dashed" draw:fill-color="#adc5e7" draw:textarea-horizontal-align="justify" draw:textarea-vertical-align="middle" draw:auto-grow-height="false" fo:min-height="1.655cm" fo:min-width="1.786cm"/>
    </style:style>
    <style:style style:name="gr4" style:family="graphic" style:parent-style-name="standard">
      <style:graphic-properties draw:stroke="dash" draw:stroke-dash="Fine_20_Dashed" draw:fill-color="#adc5e7" draw:textarea-horizontal-align="justify" draw:textarea-vertical-align="middle" draw:auto-grow-height="false" fo:min-height="1.655cm" fo:min-width="3.692cm"/>
    </style:style>
    <style:style style:name="gr5" style:family="graphic" style:parent-style-name="standard">
      <style:graphic-properties draw:stroke="none" svg:stroke-color="#000000" draw:fill="none" draw:fill-color="#ffffff" fo:min-height="1.528cm"/>
    </style:style>
    <style:style style:name="gr6" style:family="graphic" style:parent-style-name="standard">
      <style:graphic-properties draw:stroke="none" svg:stroke-color="#000000" draw:fill="none" draw:fill-color="#ffffff" fo:min-height="1.889cm"/>
    </style:style>
    <style:style style:name="gr7" style:family="graphic" style:parent-style-name="standard">
      <style:graphic-properties draw:fill-color="#9d85be" draw:textarea-horizontal-align="justify" draw:textarea-vertical-align="middle" draw:auto-grow-height="false" fo:min-height="1.655cm" fo:min-width="1.786cm"/>
    </style:style>
    <style:style style:name="gr8" style:family="graphic" style:parent-style-name="standard">
      <style:graphic-properties draw:fill-color="#c2e0ae" draw:textarea-horizontal-align="justify" draw:textarea-vertical-align="middle" draw:auto-grow-height="false" fo:min-height="1.655cm" fo:min-width="1.786cm"/>
    </style:style>
    <style:style style:name="gr9" style:family="graphic" style:parent-style-name="standard">
      <style:graphic-properties draw:fill-color="#adc5e7" draw:textarea-horizontal-align="justify" draw:textarea-vertical-align="middle" draw:auto-grow-height="false" fo:min-height="1.655cm" fo:min-width="1.786cm"/>
    </style:style>
    <style:style style:name="gr10" style:family="graphic" style:parent-style-name="standard">
      <style:graphic-properties draw:fill-color="#c2e0ae" draw:textarea-horizontal-align="justify" draw:textarea-vertical-align="middle" draw:auto-grow-height="false" fo:min-height="1.655cm" fo:min-width="3.566cm"/>
    </style:style>
    <style:style style:name="gr11" style:family="graphic" style:parent-style-name="standard">
      <style:graphic-properties draw:stroke="none" svg:stroke-color="#000000" draw:fill="none" draw:fill-color="#ffffff" fo:min-height="2.813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-color="#9d85be"/>
      <style:paragraph-properties fo:text-align="center"/>
    </style:style>
    <style:style style:name="P9" style:family="paragraph">
      <loext:graphic-properties draw:fill-color="#c2e0a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927cm" svg:height="2.413cm" svg:x="1.408cm" svg:y="14.1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927cm" svg:height="2.413cm" svg:x="1.408cm" svg:y="6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1.905cm" svg:x="1.789cm" svg:y="4.175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1.905cm" svg:x="4.489cm" svg:y="4.175cm">
          <text:p text:style-name="P2">Ga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1.905cm" svg:x="7.189cm" svg:y="4.175cm">
          <text:p text:style-name="P2">A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1.905cm" svg:x="9.889cm" svg:y="4.175cm">
          <text:p text:style-name="P2">L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1.905cm" svg:x="1.789cm" svg:y="6.575cm">
          <text:p text:style-name="P2">Logger</text:p>
          <text:p text:style-name="P2">v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1.905cm" svg:x="4.489cm" svg:y="6.575cm">
          <text:p text:style-name="P2">Utils</text:p>
          <text:p text:style-name="P2">v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1.905cm" svg:x="7.189cm" svg:y="6.575cm">
          <text:p text:style-name="P2">Math</text:p>
          <text:p text:style-name="P2">v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92cm" svg:height="1.905cm" svg:x="9.889cm" svg:y="6.575cm">
          <text:p text:style-name="P2">Serialization</text:p>
          <text:p text:style-name="P2">v1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588cm" svg:height="1.778cm" svg:x="14.578cm" svg:y="4.429cm">
          <draw:text-box>
            <text:p text:style-name="P4"><text:span text:style-name="T1">Project specific</text:span></text:p>
          </draw:text-box>
        </draw:frame>
        <draw:frame draw:style-name="gr5" draw:text-style-name="P5" draw:layer="layout" svg:width="5.561cm" svg:height="1.778cm" svg:x="14.605cm" svg:y="6.588cm">
          <draw:text-box>
            <text:p text:style-name="P4"><text:span text:style-name="T1">Generic base v1</text:span></text:p>
          </draw:text-box>
        </draw:frame>
        <draw:frame draw:style-name="gr6" draw:text-style-name="P7" draw:layer="layout" svg:width="9.144cm" svg:height="2.139cm" svg:x="1.789cm" svg:y="1.889cm">
          <draw:text-box>
            <text:p text:style-name="P6"><text:span text:style-name="T2">Project 1 modules</text:span></text:p>
          </draw:text-box>
        </draw:frame>
        <draw:custom-shape draw:style-name="gr7" draw:text-style-name="P8" draw:layer="layout" svg:width="2.286cm" svg:height="1.905cm" svg:x="1.789cm" svg:y="11.935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286cm" svg:height="1.905cm" svg:x="4.489cm" svg:y="11.935cm">
          <text:p text:style-name="P2">Game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286cm" svg:height="1.905cm" svg:x="7.189cm" svg:y="11.935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286cm" svg:height="1.905cm" svg:x="9.889cm" svg:y="11.935cm">
          <text:p text:style-name="P2">L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1.905cm" svg:x="1.789cm" svg:y="14.335cm">
          <text:p text:style-name="P2">Logger</text:p>
          <text:p text:style-name="P2">v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1.905cm" svg:x="4.489cm" svg:y="14.335cm">
          <text:p text:style-name="P2">Utils</text:p>
          <text:p text:style-name="P2">v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1.905cm" svg:x="7.189cm" svg:y="14.335cm">
          <text:p text:style-name="P2">Math</text:p>
          <text:p text:style-name="P2">v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92cm" svg:height="1.905cm" svg:x="9.889cm" svg:y="14.335cm">
          <text:p text:style-name="P2">Serialization</text:p>
          <text:p text:style-name="P2">v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5.688cm" svg:height="1.778cm" svg:x="14.605cm" svg:y="14.348cm">
          <draw:text-box>
            <text:p text:style-name="P4"><text:span text:style-name="T1">Generic base v2</text:span></text:p>
          </draw:text-box>
        </draw:frame>
        <draw:frame draw:style-name="gr6" draw:text-style-name="P7" draw:layer="layout" svg:width="9.779cm" svg:height="2.139cm" svg:x="1.789cm" svg:y="9.649cm">
          <draw:text-box>
            <text:p text:style-name="P6"><text:span text:style-name="T2">Project 2 modules</text:span></text:p>
          </draw:text-box>
        </draw:frame>
        <draw:frame draw:style-name="gr5" draw:text-style-name="P5" draw:layer="layout" svg:width="5.588cm" svg:height="1.778cm" svg:x="14.478cm" svg:y="12.189cm">
          <draw:text-box>
            <text:p text:style-name="P4"><text:span text:style-name="T1">Project specific</text:span></text:p>
          </draw:text-box>
        </draw:frame>
        <draw:custom-shape draw:style-name="gr7" draw:text-style-name="P8" draw:layer="layout" svg:width="2.286cm" svg:height="1.905cm" svg:x="1.788cm" svg:y="21.235cm">
          <text:p text:style-name="P2">Menu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286cm" svg:height="1.905cm" svg:x="4.488cm" svg:y="21.235cm">
          <text:p text:style-name="P2">Game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286cm" svg:height="1.905cm" svg:x="7.188cm" svg:y="21.235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286cm" svg:height="1.905cm" svg:x="9.888cm" svg:y="21.235cm">
          <text:p text:style-name="P2">LD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286cm" svg:height="1.905cm" svg:x="1.788cm" svg:y="23.635cm">
          <text:p text:style-name="P2">Logger</text:p>
          <text:p text:style-name="P2">v2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286cm" svg:height="1.905cm" svg:x="4.488cm" svg:y="23.635cm">
          <text:p text:style-name="P2">Utils</text:p>
          <text:p text:style-name="P2">v1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286cm" svg:height="1.905cm" svg:x="7.188cm" svg:y="23.635cm">
          <text:p text:style-name="P2">Math</text:p>
          <text:p text:style-name="P2">v2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066cm" svg:height="1.905cm" svg:x="9.888cm" svg:y="23.635cm">
          <text:p text:style-name="P2">Serialization</text:p>
          <text:p text:style-name="P2">v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6.086cm" svg:height="3.063cm" svg:x="14.335cm" svg:y="23.606cm">
          <draw:text-box>
            <text:p text:style-name="P4"><text:span text:style-name="T1">Set of independent reusable modules</text:span></text:p>
          </draw:text-box>
        </draw:frame>
        <draw:frame draw:style-name="gr6" draw:text-style-name="P7" draw:layer="layout" svg:width="9.779cm" svg:height="2.139cm" svg:x="1.788cm" svg:y="18.949cm">
          <draw:text-box>
            <text:p text:style-name="P6"><text:span text:style-name="T2">Project 3 modules</text:span></text:p>
          </draw:text-box>
        </draw:frame>
        <draw:frame draw:style-name="gr5" draw:text-style-name="P5" draw:layer="layout" svg:width="5.588cm" svg:height="1.778cm" svg:x="14.208cm" svg:y="21.447cm">
          <draw:text-box>
            <text:p text:style-name="P4"><text:span text:style-name="T1">Project specif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4T10:24:28.929215000</meta:creation-date>
    <dc:date>2017-09-05T11:37:36.219910000</dc:date>
    <meta:editing-duration>PT23H10M18S</meta:editing-duration>
    <meta:editing-cycles>3</meta:editing-cycles>
    <meta:generator>LibreOffice/5.4.1.2$MacOSX_X86_64 LibreOffice_project/ea7cb86e6eeb2bf3a5af73a8f7777ac570321527</meta:generator>
    <meta:document-statistic meta:object-count="35"/>
  </office:meta>
</office:document-meta>
</file>